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f1b5d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f1b5d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صَص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طَسِٓم؋ّٓؐ تِلْكَ ءَايَـٰــتُ </text:span><text:span text:style-name="T5">۴</text:span><text:span text:style-name="T2">لْكِتَـٰبِ </text:span><text:span text:style-name="T5">۱</text:span><text:span text:style-name="T2">لْمُبِينِؐ </text:span><text:span text:style-name="T3">(1)</text:span><text:span text:style-name="T2"> نَتْلُواْ عَلَيْــكَ مِن نَّبَإِ مُوسۭيٰ وَفِرْعَوْنَ بِالْحَقِّ لِقَوْمٍ يُومِنُونَؐ </text:span><text:span text:style-name="T3">(2)</text:span><text:span text:style-name="T2"> إِنَّ فِرْعَوْنَ عَلاَ فِى </text:span><text:span text:style-name="T5">۱</text:span><text:span text:style-name="T2">لاَرْضِ وَجَعَــلَ أَهْلَهَا شِيَعاً يَسْتَضْعِفُ طَآئِفَةً مِّنْهُمْ يُذَبِّحُ أَبْنَآءَهُمْ وَيَسْتَحْىِ” نِسَآءَهُمُؐ; إِنَّهُ„ كَانَ مِــنَ </text:span><text:span text:style-name="T5">۰</text:span><text:span text:style-name="T2">لْمُفْسِدِينَؐ </text:span><text:span text:style-name="T3">(3)</text:span><text:span text:style-name="T2"> وَنُرۣيدُ أَن نَّمُــنَّ عَلَي </text:span><text:span text:style-name="T5">۰</text:span><text:span text:style-name="T2">لذِيــنَ </text:span><text:span text:style-name="T5">۸</text:span><text:span text:style-name="T2">سْتُضْعِفُواْ فِى </text:span><text:span text:style-name="T5">۱</text:span><text:span text:style-name="T2">لاَرْضِ وَنَجْعَلَهُمُ; أَئمَّةً وَنَجْعَلَهُمُ </text:span><text:span text:style-name="T5">۴</text:span><text:span text:style-name="T2">لْوَ؛رۣثِينَ </text:span><text:span text:style-name="T3">(4)</text:span><text:span text:style-name="T2"> وَنُمَكِّــنَ لَهُمْ فِى </text:span><text:span text:style-name="T5">۱</text:span><text:span text:style-name="T2">لاَرْضِ وَنُرۣيَ فِرْعَوْنَ وَهَامَـٰنَ وَجُنُودَهُمَا مِنْهُم مَّا كَانُواْ يَحْذَرُونَؐ </text:span><text:span text:style-name="T3">(5)</text:span><text:span text:style-name="T2"> وَأَوْحَيْنَآ إِلَيٰٓ ٱُمِّ مُوسۭيٰٓ أَنَ اَرْضِعِيهِ فَإِذَا خِفْتِ عَلَيْهِ فَأَلْقِيهِ فِى </text:span><text:span text:style-name="T5">۱</text:span><text:span text:style-name="T2">لْيَمِّ وَلاَ تَخَافِى وَلاَ تَحْزَنِىٓؐ إِنَّا رَآدُّوهُ إِلَيْكِ وَجَاعِلُوهُ مِــنَ </text:span><text:span text:style-name="T5">۰</text:span><text:span text:style-name="T2">لْمُرْسَلِينَؐ </text:span><text:span text:style-name="T3">(6)</text:span><text:span text:style-name="T2"> فَالْتَقَطَهُ; ءَالُ فِرْعَوْنَ لِيَكُونَ لَهُمْ عَدُوّاً وَحَزَناٗؐ اِنَّ فِرْعَوْنَ وَهَامَـٰنَ وَجُنُودَهُمَا كَانُواْ خَـٰطِـِٕينَؐ </text:span><text:span text:style-name="T3">(7)</text:span><text:span text:style-name="T2"> وَقَالَــتِ 'مْرَأَتُ فِرْعَوْنَ قُرَّتُ عَيْــنٍ لِّى وَلَكَ لاَ تَقْتُلُوهُؐ عَسۭيٰٓ أَنْ يَّنفَعَنَآ أَوْ نَتَّخِذَهُ„ وَلَداً وَهُمْ لاَ يَشْعُرُونَؐ </text:span><text:span text:style-name="T3">(8)</text:span><text:span text:style-name="T2"> وَأَصْبَحَ فُؤَادُ ٱُمِّ مُوسۭيٰ فَـٰرۣغاٗ اِن كَـٰدَتْ لَتُبْدِى بِهِ” لَوْلآَ أَن رَّبَطْنَا عَلَــيٰ قَلْبِهَا لِتَكُونَ مِــنَ </text:span><text:span text:style-name="T5">۰</text:span><text:span text:style-name="T2">لْمُومِنِينَؐ </text:span><text:span text:style-name="T3">(9)</text:span><text:span text:style-name="T2"> وَقَالَــتْ لُءِخْتِهِ” قُصِّيهِ فَبَصُرَتْ بِهِ” عَن جُنُبٍ وَهُمْ لاَ يَشْعُرُونَؐ </text:span><text:span text:style-name="T3">(10)</text:span><text:span text:style-name="T2"> ¥ وَحَرَّمْنَا عَلَيْهِ </text:span><text:span text:style-name="T5">۱</text:span><text:span text:style-name="T2">لْمَرَاضِعَ مِن قَبْلُ فَقَالَــتْ هَــلَ اَدُلُّكُمْ عَلَـــيٰٓ أَهْلِ بَيْــتٍ يَكْفُلُونَهُ„ لَكُمْ وَهُمْ لَهُ„ نَـٰصِحُونَؐ </text:span><text:span text:style-name="T3">(11)</text:span><text:span text:style-name="T2"> فَرَدَدْنَـٰهُ إِلَـيٰٓ ٱُمِّهِ” كَىْ تَقَرَّ عَيْنُهَا وَلاَ تَحْزَنَ وَلِتَعْلَمَ أَنَّ وَعْدَ </text:span><text:span text:style-name="T5">۰</text:span><text:span text:style-name="T2">للَّهِ حَقٌّؐ وَچَكِــنَّ أَكْثَرَهُمْ لاَ يَعْلَمُونَؐ </text:span><text:span text:style-name="T3">(12)</text:span><text:span text:style-name="T2"> وَلَمَّا بَلَغَ </text:span><text:soft-page-break/><text:span text:style-name="T2">أَشُدَّهُ„ وَاسْتَوۭيٰٓ ءَاتَيْنَـٰهُ حُكْماً وَعِلْماًؐ وَكَذَ؛لِكَ نَجْزۣى </text:span><text:span text:style-name="T5">۱</text:span><text:span text:style-name="T2">ڤْمُحْسِنِينَؐ </text:span><text:span text:style-name="T3">(13)</text:span><text:span text:style-name="T2"> وَدَخَــلَ </text:span><text:span text:style-name="T5">۰</text:span><text:span text:style-name="T2">لْمَدِينَةَ عَلَيٰ حِيــنۣ غَفْلَةٍ مِّــنَ اَهْلِهَا فَوَجَدَ فِيهَا رَجُلَيْنِ يَقْتَتِچَنِ هَـٰذَا مِن شِيعَتِهِ” وَهَـٰذَا مِنْ عَدُوّۣهِؐ” فَاسْتَغَـٰثَهُ </text:span><text:span text:style-name="T5">۴ﻟ﮲</text:span><text:span text:style-name="T2"> مِن شِيعَتِهِ” عَلَي </text:span><text:span text:style-name="T5">۰ﻟ﮲</text:span><text:span text:style-name="T2"> مِنْ عَدُوّۣهِ” فَوَكَزَهُ„ مُوسۭيٰ فَقَضۭــيٰ عَلَيْهِؐ قَالَ هَـٰذَا مِــنْ عَمَلِ </text:span><text:span text:style-name="T5">۱</text:span><text:span text:style-name="T2">لشَّيْطَـٰنِؐ إِنَّهُ„ عَدُوٌّ مُّضِلٌّ مُّبِينٌؐ </text:span><text:span text:style-name="T3">(14)</text:span><text:span text:style-name="T2"> قَالَ رَبِّ إِنِّى ظَلَمْتُ نَفْسِى فَاغْفِرْ لِىؐ فَغَفَرَ لَهُؐ; إِنَّهُ„ هُوَ </text:span><text:span text:style-name="T5">۰</text:span><text:span text:style-name="T2">لْغَفُورُ </text:span><text:span text:style-name="T5">۴</text:span><text:span text:style-name="T2">لرَّحِيمُؐ </text:span><text:span text:style-name="T3">(15)</text:span><text:span text:style-name="T2"> قَالَ رَبِّ بِمَآ أَنْعَمْتَ عَلَيَّ فَلَنَ اَكُونَ ظَهِيراً ڤِّڤْمُجْرۣمِينَؐ </text:span><text:span text:style-name="T3">(16)</text:span><text:span text:style-name="T2"> فَأَصْبَحَ فِى </text:span><text:span text:style-name="T5">۱</text:span><text:span text:style-name="T2">لْمَدِينَةِ خَآئِفاً يَتَرَقَّبُ فَإِذَا </text:span><text:span text:style-name="T5">۰ﻟ﮲</text:span><text:span text:style-name="T2"> 'سْتَنصَرَهُ„ بِالاَمْسِ يَسْتَصْرۣخُهُؐ, قَالَ لَهُ„ مُوسۭيٰٓ إِنَّــكَ لَغَوۣيٌّ مُّبِينٌؐ </text:span><text:span text:style-name="T3">(17)</text:span><text:span text:style-name="T2"> فَلَمَّآ أَنَ اَرَادَ أَنْ يَّبْطِشَ بِاﻟ﮲ هُوَ عَدُوٌّ لَّهُمَا قَالَ يَـٰمُوسۭيٰٓ أَتُرۣيدُ أَن تَقْتُلَنِى كَمَا قَتَلْتَ نَفْساَۢ بِالاَمْسِؐ إِن تُرۣيدُ إِلٓاَّ أَن تَكُونَ جَبَّاراً فِى </text:span><text:span text:style-name="T5">۱</text:span><text:span text:style-name="T2">لاَرْضِ وَمَا تُرۣيدُ أَن تَكُونَ مِــنَ </text:span><text:span text:style-name="T5">۰</text:span><text:span text:style-name="T2">ڤْمُصْڤِحِينَؐ </text:span><text:span text:style-name="T3">(18)</text:span><text:span text:style-name="T2"> وَجَآءَ رَجُلٌ مِّنَ اَقْصَا </text:span><text:span text:style-name="T5">۰</text:span><text:span text:style-name="T2">لْمَدِينَةِ يَسْعۭــيٰؐ قَالَ يَـٰمُوسۭيٰٓ إِنَّ </text:span><text:span text:style-name="T5">۰</text:span><text:span text:style-name="T2">لْمَلَأَ يَاتَمِرُونَ بِــكَ لِيَقْتُلُوكككَ فَاخْرُجِ اِنِّى لَــكَ مِــنَ </text:span><text:span text:style-name="T5">۰</text:span><text:span text:style-name="T2">ڤنَّـٰصِحِينَؐ </text:span><text:span text:style-name="T3">(19) </text:span><text:span text:style-name="T2">فَخَرَجَ مِنْهَا خَآئِفاً يَتَرَقَّـــبُؐ قَالَ رَبِّ نَجِّنِى مِــنَ </text:span><text:span text:style-name="T5">۰</text:span><text:span text:style-name="T2">لْقَوْمِ </text:span><text:span text:style-name="T5">۱</text:span><text:span text:style-name="T2">لظَّـٰلِمِينَؐ </text:span><text:span text:style-name="T3">(20)</text:span><text:span text:style-name="T2"> ® وَلَمَّا تَوَجَّهَ تِلْقَآءَ مَدْيَــنَ قَالَ عَسۭيٰ رَبِّيَ أَنْ يَّهْدِيَنِى سَوَآءَ </text:span><text:span text:style-name="T5">۰</text:span><text:span text:style-name="T2">لسَّبِيــلۣؐ </text:span><text:span text:style-name="T3">(21)</text:span><text:span text:style-name="T2"> وَلَمَّا وَرَدَ مَآءَ مَدْيَنَ وَجَدَ عَلَيْهِ ٱُمَّةً مِّنَ </text:span><text:span text:style-name="T5">۰</text:span><text:span text:style-name="T2">لنَّاسِ يَسْقُونَ </text:span><text:span text:style-name="T3">(22)</text:span><text:span text:style-name="T2"> وَوَجَدَ مِن دُونِهِمُ èمْرَأَتَيْــنۣ تَذُودَ؛نِؐ قَالَ مَا خَطْبُكُمَاؐ قَالَتَا لاَ نَسْقِى حَتَّيٰ يُصْدِرَ </text:span><text:span text:style-name="T5">۰</text:span><text:span text:style-name="T2">لرّۣعَآءُ وَأَبُونَا شَيْخٌ كَبِيرٌؐ </text:span><text:span text:style-name="T3">(23)</text:span><text:span text:style-name="T2"> فَسَقۭــيٰ لَهُمَا ثُمَّ تَوَلّۭـيٰٓ إِلَي </text:span><text:span text:style-name="T5">۰</text:span><text:span text:style-name="T2">لظِّــلّۣ فَقَالَ رَبِّ إِنِّى لِمَآ أَنزَلْــتَ إِلَيَّ مِنْ خَيْرٍ فَقِيرٌؐ </text:span><text:span text:style-name="T3">(24)</text:span><text:span text:style-name="T2"> فَجَآءَتْهُ إِحْدۭيٰهُمَا تَمْشِى عَلَي </text:span><text:soft-page-break/><text:span text:style-name="T2">"سْتِحْيَآءٍؐ قَالَــتِ اِنَّ أَبِى يَدْعُوكككَ ڤِيَجْزۣيَــكَ أَجْرَ مَا سَقَيْــتَ لَنَاؐ فَلَمَّا جَآءَهُ„ وَقَــصَّ عَلَيْهِ </text:span><text:span text:style-name="T5">۱</text:span><text:span text:style-name="T2">لْقَصَــصَ قَالَ لاَ تَخَفْ نَجَوْتَ مِــنَ </text:span><text:span text:style-name="T5">۰</text:span><text:span text:style-name="T2">لْقَوْمِ </text:span><text:span text:style-name="T5">۱</text:span><text:span text:style-name="T2">لظَّـٰلِمِينَؐ </text:span><text:span text:style-name="T3">(25)</text:span><text:span text:style-name="T2"> قَالَــتِ اِحْدۭيٰهُمَا يَـٰٓأَبَتِ 'سْتَـٰجِرْهُؐ إِنَّ خَيْرَ مَنِ 'سْتَـٰجَرْتَ </text:span><text:span text:style-name="T5">۰</text:span><text:span text:style-name="T2">لْقَوۣيُّ </text:span><text:span text:style-name="T5">۴</text:span><text:span text:style-name="T2">لاَمِينُؐ </text:span><text:span text:style-name="T3">(26)</text:span><text:span text:style-name="T2"> قَالَ إِنِّيَ ٱُرۣيدُ أَنُ </text:span><text:span text:style-name="T5">۷</text:span><text:span text:style-name="T2">نكِحَــكَ إِحْدَي "بْنَتَــيَّ هَـٰتَيْــنۣ عَلَيٰٓ أَن تَاجُرَنِى ثَمَـٰنِيَ حِجَجٍؐ فَإِنَ اَتْمَمْتَ عَشْراً فَمِنْ عِندِكككَؐ وَمَآ ٱُرۣيدُ أَنَ اَشُــقَّ عَلَيْــكَؐ سَتَجِدُنِيَ إِن شَآءَ </text:span><text:span text:style-name="T5">۰</text:span><text:span text:style-name="T2">للَّهُ مِــنَ </text:span><text:span text:style-name="T5">۰</text:span><text:span text:style-name="T2">ڤصَّـٰڤِحِينَؐ </text:span><text:span text:style-name="T3">(27)</text:span><text:span text:style-name="T2"> قَالَ ذَ؛لِكَ بَيْنِى وَبَيْنَكَؐ أَيَّمَا </text:span><text:span text:style-name="T5">۰</text:span><text:span text:style-name="T2">لاَجَلَيْــنۣ قَضَيْتُ فَلاَ عُدْوَ؛نَ عَلَيَّؐ وَاللَّهُ عَلَــيٰ مَا نَقُولُ وَكِيــلٌؐ </text:span><text:span text:style-name="T3">(28)</text:span><text:span text:style-name="T2"> © فَلَمَّا قَضۭيٰ مُوسَــي </text:span><text:span text:style-name="T5">۰</text:span><text:span text:style-name="T2">لاَجَلَ وَسَارَ بِأَهْلِهِ“ ءَانَسَ مِن جَانِبِ </text:span><text:span text:style-name="T5">۱</text:span><text:span text:style-name="T2">لطُّورۣ نَاراًؐ قَالَ لَأِهْلِهِ </text:span><text:span text:style-name="T5">۹</text:span><text:span text:style-name="T2">مْكُثُوٓاْ إِنِّــيَ ءَانَسْــتُ نَاراً لَّعَلِّــيَ ءَاتِيكُم مِّنْهَا بِخَبَر۫ اَوْ جِذْوَةٍ مِّــنَ </text:span><text:span text:style-name="T5">۰</text:span><text:span text:style-name="T2">لنّۭارۣ لَعَلَّكُمْ تَصْطَلُونَؐ </text:span><text:span text:style-name="T3">(29)</text:span><text:span text:style-name="T2"> فَلَمَّآ أَتۭيٰهَا نُودِيَ مِن شَـٰطِئِ </text:span><text:span text:style-name="T5">۱</text:span><text:span text:style-name="T2">لْوَادِ </text:span><text:span text:style-name="T5">۱</text:span><text:span text:style-name="T2">لاَيْمَنِ فِى </text:span><text:span text:style-name="T5">۱</text:span><text:span text:style-name="T2">لْبُقْعَةِ </text:span><text:span text:style-name="T5">۱</text:span><text:span text:style-name="T2">لْمُبَـٰرَكَةِ مِــنَ </text:span><text:span text:style-name="T5">۰</text:span><text:span text:style-name="T2">ڤشَّجَرَةِ أَنْ يَّـٰمُوسۭيٰٓ إِنِّيَ أَنَا </text:span><text:span text:style-name="T5">۰</text:span><text:span text:style-name="T2">للَّهُ رَبُّ </text:span><text:span text:style-name="T5">۴</text:span><text:span text:style-name="T2">لْعَـٰلَمِينَ </text:span><text:span text:style-name="T3">(30)</text:span><text:span text:style-name="T2"> وَأَنَ اَلْقِ عَصَاكككَؐ فَلَمَّا رۭءۭاهَا تَهْتَزُّ كَأَنَّهَا جَآنٌّ وَلّۭــيٰ مُدْبِراً وَلَمْ يُعَقِّبْؐ يَـٰمُوسۭيٰٓ أَقْبِلْ وَلاَ تَخَـفِؐ اِنَّــكَ مِــنَ </text:span><text:span text:style-name="T5">۰</text:span><text:span text:style-name="T2">لاَمِنِينَؐ </text:span><text:span text:style-name="T3">(31)</text:span><text:span text:style-name="T2"> </text:span><text:span text:style-name="T5">۸</text:span><text:span text:style-name="T2">سْلُــكْ يَدَكككَ فِى جَيْبِــكَ تَخْرُجْ بَيْضَآءَ مِــنْ غَيْرۣ سُوٓءٍؐ وَاضْمُمِ اِلَيْــكَ جَنَاحَــكَ مِــنَ </text:span><text:span text:style-name="T5">۰</text:span><text:span text:style-name="T2">لرَّهَبِؐ فَذَ؛نِكَ بُرْهَـٰنَـٰـنِ مِن رَّبِّــكَ إِلَيٰ فِرْعَوْنَ وَمَلْاَئِهِؐ“ إِنَّهُمْ كَانُواْ قَوْماً فَـٰسِقِينَؐ </text:span><text:span text:style-name="T3">(32)</text:span><text:span text:style-name="T2"> قَالَ رَبِّ إِنِّى قَتَلْــتُ مِنْهُمْ نَفْساً فَأَخَافُ أَنْ يَّقْتُلُونِ </text:span><text:span text:style-name="T3">(33)</text:span><text:span text:style-name="T2"> وَأَخِى هَـٰرُونُ هُوَ أَفْصَحُ مِنِّى لِسَاناً فَأَرْسِلْهُ مَعِى رۣداً يُصَدِّقْنِىٓؐ إِنِّــيَ أَخَافُ أَنْ يُّكَذِّبُونِؐ” </text:span><text:span text:style-name="T3">(34)</text:span><text:span text:style-name="T2"> قَالَ سَنَشُدُّ عَضُدَكَ بِأَخِيكَ وَنَجْعَــلُ لَكُمَا سُلْطَـٰناً فَلاَ يَصِلُونَ إِلَيْكُمَا بِـَٔايَـٰتِنَآؐ أَنتُمَا وَمَنِ 'تَّبَعَكُمَا </text:span><text:soft-page-break/><text:span text:style-name="T5">۰</text:span><text:span text:style-name="T2">لْغَـٰلِبُونَؐ </text:span><text:span text:style-name="T3">(35) </text:span><text:span text:style-name="T2">فَلَمَّا جَآءَهُم مُّوسۭـيٰ بِـَٔايَـٰتِنَا بَيِّنَـٰــتٍ قَالُواْ مَا هَـٰذَآ إِلاَّ سِحْـرٌ مُّفْتَريً وَمَا سَمِعْنَا بِهَـٰذَا فِىٓ ءَابَآئِنَا </text:span><text:span text:style-name="T5">۰</text:span><text:span text:style-name="T2">لاَوَّلِينَؐ </text:span><text:span text:style-name="T3">(36)</text:span><text:span text:style-name="T2"> وَقَالَ مُوسۭيٰ رَبِّــيَ أَعْلَمُ بِمَن جَآءَ بِالْهُدۭيٰ مِــنْ عِندِهِ” وَمَــن تَكُونُ لَهُ„ عَـٰقِبَةُ </text:span><text:span text:style-name="T5">۴</text:span><text:span text:style-name="T2">لدّۭارۣؐ إِنَّهُ„ لاَ يُفْلِحُ </text:span><text:span text:style-name="T5">۴</text:span><text:span text:style-name="T2">لظَّـٰلِمُونَؐ </text:span><text:span text:style-name="T3">(37)</text:span><text:span text:style-name="T2"> وَقَالَ فِرْعَوْنُ يَـٰٓأَيُّهَا </text:span><text:span text:style-name="T5">۰</text:span><text:span text:style-name="T2">لْمَلُءَ مَا عَلِمْــتُ لَكُم مِّنِ اِچَهٖ غَيْرۣى فَأَوْقِدْ لِى يَـٰهَامَـٰــنُ عَلَــي </text:span><text:span text:style-name="T5">۰</text:span><text:span text:style-name="T2">لطِّينِ فَاجْعَـل لِّى صَرْحاً لَّعَلِّــيَ أَطَّلِعُ إِلَيٰٓ إِچَهِ مُوسۭيٰ وَإِنِّى لَأَظُنُّهُ„ مِــنَ </text:span><text:span text:style-name="T5">۰</text:span><text:span text:style-name="T2">لْكَـٰذِبِينَؐ </text:span><text:span text:style-name="T3">(38)</text:span><text:span text:style-name="T2"> ® وَاسْتَكْبَرَ هُوَ وَجُنُودُهُ„ فِى </text:span><text:span text:style-name="T5">۱</text:span><text:span text:style-name="T2">لاَرْضِ بِغَيْرۣ </text:span><text:span text:style-name="T5">۱</text:span><text:span text:style-name="T2">لْحَقِّ وَظَنُّوٓاْ أَنَّهُمُ; إِلَيْنَا لاَ يَرْجِعُونَؐ </text:span><text:span text:style-name="T3">(39)</text:span><text:span text:style-name="T2"> فَأَخَذْنَـٰهُ وَجُنُودَهُ„ فَنَبَذْنَـٰهُمْ فِى </text:span><text:span text:style-name="T5">۱</text:span><text:span text:style-name="T2">لْيَم؋ّؐ فَانظُرْ كَيْفَ كَانَ عَـٰقِبَةُ </text:span><text:span text:style-name="T5">۴</text:span><text:span text:style-name="T2">لظَّـٰلِمِينَؐ </text:span><text:span text:style-name="T3">(40)</text:span><text:span text:style-name="T2"> وَجَعَلْنَـٰهُمُ; أَئمَّةً يَدْعُونَ إِلَي </text:span><text:span text:style-name="T5">۰</text:span><text:span text:style-name="T2">لنّۭارۣؐ وَيَوْمَ </text:span><text:span text:style-name="T5">۰</text:span><text:span text:style-name="T2">لْقِيَـٰمَةِ لاَ يُنصَرُونَؐ </text:span><text:span text:style-name="T3">(41)</text:span><text:span text:style-name="T2"> وَأَتْبَعْنَـٰهُمْ فِى هَـٰذِهِ </text:span><text:span text:style-name="T5">۱</text:span><text:span text:style-name="T2">لدُّنْيۭا لَعْنَةًؐ وَيَوْمَ </text:span><text:span text:style-name="T5">۰</text:span><text:span text:style-name="T2">لْقِيَـٰمَةِ هُم مِّنَ </text:span><text:span text:style-name="T5">۰</text:span><text:span text:style-name="T2">لْمَقْبُوحِينَؐ </text:span><text:span text:style-name="T3">(42)</text:span><text:span text:style-name="T2"> وَلَقَدَ —اتَيْنَا مُوسَي </text:span><text:span text:style-name="T5">۰</text:span><text:span text:style-name="T2">لْكِتَـٰبَ مِنۢ بَعْدِ مَآ أَهْلَكْنَا </text:span><text:span text:style-name="T5">۰</text:span><text:span text:style-name="T2">لْقُرُونَ </text:span><text:span text:style-name="T5">۰</text:span><text:span text:style-name="T2">لاُولۭـيٰ بَصَآئِرَ لِلنَّاسِ وَهُديً وَرَحْمَةً لَّعَلَّهُمْ يَتَذَكَّرُونَؐ </text:span><text:span text:style-name="T3">(43)</text:span><text:span text:style-name="T2"> وَمَا كُنــتَ بِجَانِبِ </text:span><text:span text:style-name="T5">۱</text:span><text:span text:style-name="T2">لْغَرْبِيِّ إِذْ قَضَيْنَآ إِلَيٰ مُوسَــي </text:span><text:span text:style-name="T5">۰</text:span><text:span text:style-name="T2">لاَمْرَؐ وَمَا كُنــتَ مِــنَ </text:span><text:span text:style-name="T5">۰</text:span><text:span text:style-name="T2">لشَّـٰهِدِينَؐ </text:span><text:span text:style-name="T3">(44)</text:span><text:span text:style-name="T2"> وَچَكِنَّآ أَنشَأْنَا قُرُوناً فَتَطَاوَلَ عَلَيْهِمُ </text:span><text:span text:style-name="T5">۴</text:span><text:span text:style-name="T2">لْعُمُرُؐ وَمَا كُنــتَ ثَاوۣياً فِىٓ أَهْــلۣ مَدْيَــنَ تَتْلُواْ عَلَيْهِمُ; ءَايَـٰتِنَاؐ وَچَكِنَّا كُنَّا مُرْسِلِينَؐ </text:span><text:span text:style-name="T3">(45)</text:span><text:span text:style-name="T2"> وَمَا كُنــتَ بِجَانِبِ </text:span><text:span text:style-name="T5">۱</text:span><text:span text:style-name="T2">لطُّورۣ إِذْ نَادَيْنَاؐ وَچَكِن رَّحْمَةً مِّن رَّبِّــكَ لِتُنذِرَ قَوْماً مَّآ أَتۭيٰهُم مِّن نَّذِيرٍ مِّن قَبْلِكَ لَعَلَّهُمْ يَتَذَكَّرُونَؐ </text:span><text:span text:style-name="T3">(46)</text:span><text:span text:style-name="T2"> وَلَوْلآَ أَن تُصِيبَهُم مُّصِيبَةٛ بِمَا قَدَّمَــتَ اَيْدِيهِمْ فَيَقُولُواْ رَبَّنَا لَوْلآَ أَرْسَلْتَ إِلَيْنَا رَسُولًا فَنَتَّبِعَ </text:span><text:soft-page-break/><text:span text:style-name="T2">ءَايَـٰتِــكَ وَنَكُونَ مِــنَ </text:span><text:span text:style-name="T5">۰</text:span><text:span text:style-name="T2">لْمُومِنِينَؐ </text:span><text:span text:style-name="T3">(47)</text:span><text:span text:style-name="T2"> فَلَمَّا جَآءَهُمُ </text:span><text:span text:style-name="T5">۴</text:span><text:span text:style-name="T2">لْحَقُّ مِـنْ عِندِنَا قَالُواْ لَوْلآَ ٱُوتِـيَ مِثْلَ مَآ ٱُوتِيَ مُوسۭيٰٓؐ أَوَلَمْ يَكْفُرُواْ بِمَآ ٱُوتِيَ مُوسۭيٰ مِـن قَبْلُؐ قَالُواْ سَـٰحِرَ؛نِ تَظَـٰهَرَاؐ وَقَالُوٓاْ إِنَّا بِكُــلٍّ كَـٰفِرُونَؐ </text:span><text:span text:style-name="T3">(48)</text:span><text:span text:style-name="T2"> قُلْ فَاتُواْ بِكِتَـٰــبٍ مِّنْ عِندِ </text:span><text:span text:style-name="T5">۱</text:span><text:span text:style-name="T2">للَّهِ هُوَ أَهْدۭيٰ مِنْهُمَآ أَتَّبِعْهُ إِننن كُنتُمْ صَـٰدِقِينَؐ </text:span><text:span text:style-name="T3">(49)</text:span><text:span text:style-name="T2"> فَإِن لَّمْ يَسْتَجِيبُواْ لَكَ فَاعْلَمَ اَنَّمَا يَتَّبِعُونَ أَهْوَآءَهُمْؐ وَمَــنَ اَضَلُّ مِمَّنِ 'تَّبَعَ هَوۭيٰهُ بِغَيْرۣ هُديً مِّــنَ </text:span><text:span text:style-name="T5">۰</text:span><text:span text:style-name="T2">للَّهِؐ إِنَّ </text:span><text:span text:style-name="T5">۰</text:span><text:span text:style-name="T2">للَّهَ لاَ يَهْدِى </text:span><text:span text:style-name="T5">۱</text:span><text:span text:style-name="T2">لْقَوْمَ </text:span><text:span text:style-name="T5">۰</text:span><text:span text:style-name="T2">لظَّـٰلِمِينَؐ </text:span><text:span text:style-name="T3">(50)</text:span><text:span text:style-name="T2"> ¤ وَلَقَدْ وَصَّلْنَا لَهُمُ </text:span><text:span text:style-name="T5">۴</text:span><text:span text:style-name="T2">لْقَوْلَ لَعَلَّهُمْ يَتَذَكَّرُونَؐ </text:span><text:span text:style-name="T3">(51) </text:span><text:span text:style-name="T5">۰</text:span><text:span text:style-name="T2">لذِيــنَ ءَاتَيْنَـٰهُمُ </text:span><text:span text:style-name="T5">۴</text:span><text:span text:style-name="T2">لْكِتَـٰــبَ مِــن قَبْلِهِ” هُم بِهِ” يُومِنُونَؐ </text:span><text:span text:style-name="T3">(52)</text:span><text:span text:style-name="T2"> وَإِذَا يُتْلۭــيٰ عَلَيْهِمْ قَالُوٓاْ ءَامَنَّا بِهِ“ إِنَّهُ </text:span><text:span text:style-name="T5">۴</text:span><text:span text:style-name="T2">لْحَقُّ مِـن رَّبِّنَآ إِنَّا كُنَّا مِن قَبْلِهِ” مُسْلِمِينَؐ </text:span><text:span text:style-name="T3">(53)</text:span><text:span text:style-name="T2"> ٱُوْلَئِــكَ يُوتَوْنَ أَجْرَهُم مَّرَّتَيْنِ بِمَا صَبَرُواْ وَيَدْرَءُونَ بِالْحَسَنَةِ </text:span><text:span text:style-name="T5">۱</text:span><text:span text:style-name="T2">لسَّيِّيؕةَ وَمِمَّا رَزَقْنَـٰهُمْ يُنفِقُونَؐ </text:span><text:span text:style-name="T3">(54)</text:span><text:span text:style-name="T2"> وَإِذَا سَمِعُواْ </text:span><text:span text:style-name="T5">۴</text:span><text:span text:style-name="T2">للَّغْوَ أَعْرَضُواْ عَنْهُ وَقَالُواْ لَنَآ أَعْمَـٰلُنَا وَلَكُمُ; أَعْمَـٰلُكُمْ سَچَم٘ عَلَيْكُمْ لاَ نَبْتَغِى </text:span><text:span text:style-name="T5">۱</text:span><text:span text:style-name="T2">لْجَـٰهِلِينَؐ </text:span><text:span text:style-name="T3">(55)</text:span><text:span text:style-name="T2"> إِنَّــكَ لاَ تَهْدِى مَــنَ اَحْبَبْتَؐ وَچَكِــنَّ </text:span><text:span text:style-name="T5">۰</text:span><text:span text:style-name="T2">للَّهَ يَهْدِى مَـنْ يَّشَآءُؐ وَهُوَ أَعْلَمُ بِالْمُهْتَدِينَؐ </text:span><text:span text:style-name="T3">(56)</text:span><text:span text:style-name="T2"> وَقَالُوٓاْ إِن نَّتَّبِعِ </text:span><text:span text:style-name="T5">۱</text:span><text:span text:style-name="T2">لْهُدۭيٰ مَعَكَ نُتَخَطَّفْ مِنَ اَرْضِنَآؐ أَوَلَمْ نُمَكِّــن لَّهُمْ حَرَماٗ —امِناً تُجْبۭيٰٓ إِلَيْهِ ثَمَرَ؛تُ كُــلّۣ شَيْءٍ رّۣزْقاً مِّــن لَّدُنَّاؐ وَچَكِــنَّ أَكْثَرَهُمْ لاَ يَعْلَمُونَؐ </text:span><text:span text:style-name="T3">(57)</text:span><text:span text:style-name="T2"> وَكَمَ اَهْلَكْنَا مِن قَرْيَةٙ بَطِرَتْ مَعِيشَتَهَاؐ فَتِلْكَ مَسَـٰكِنُهُمْ لَمْ تُسْكَن مِّنۢ بَعْدِهِمُ; إِلاَّ قَلِيلًا وَكُنَّا نَحْنُ </text:span><text:span text:style-name="T5">۴</text:span><text:span text:style-name="T2">لْوَ؛رۣثِينَؐ </text:span><text:span text:style-name="T3">(58)</text:span><text:span text:style-name="T2"> وَمَا كَانَ رَبُّــكَ مُهْلِــكَ </text:span><text:span text:style-name="T5">۰</text:span><text:span text:style-name="T2">لْقُرۭيٰ حَتَّيٰ يَبْعَثَ فِىٓ ٱُمِّهَا رَسُولًا يَتْلُواْ عَلَيْهِمُ; ءَايَـٰتِنَاؐ وَمَا كُنَّا مُهْلِكِى </text:span><text:span text:style-name="T5">۱</text:span><text:span text:style-name="T2">لْقُرۭيٰٓ إِلاَّ وَأَهْلُهَا </text:span><text:soft-page-break/><text:span text:style-name="T2">ظَـٰلِمُونَؐ </text:span><text:span text:style-name="T3">(59)</text:span><text:span text:style-name="T2"> وَمَآ ٱُوتِيتُم مِّن شَيْءٍ فَمَتَـٰعُ </text:span><text:span text:style-name="T5">۴</text:span><text:span text:style-name="T2">لْحَيَوٰةِ </text:span><text:span text:style-name="T5">۱</text:span><text:span text:style-name="T2">لدُّنْيۭا وَزۣينَتُهَاؐ وَمَا عِندَ </text:span><text:span text:style-name="T5">۰</text:span><text:span text:style-name="T2">للَّهِ خَيْرٌ وَأَبْقۭيٰٓؐ أَفَلاَ تَعْقِلُونَؐ </text:span><text:span text:style-name="T3">(60)</text:span><text:span text:style-name="T2"> أَفَمَنْ وَّعَدْنَـٰهُ وَعْداٗ حَسَناً فَهُوَ چَقِيهِ كَمَــن مَّتَّعْنَـٰهُ مَتَـٰعَ </text:span><text:span text:style-name="T5">۰</text:span><text:span text:style-name="T2">لْحَيَوٰةِ </text:span><text:span text:style-name="T5">۱</text:span><text:span text:style-name="T2">لدُّنْيۭا ثُمَّ هُوَ يَوْمَ </text:span><text:span text:style-name="T5">۰</text:span><text:span text:style-name="T2">لْقِيَـٰمَةِ مِنَ </text:span><text:span text:style-name="T5">۰</text:span><text:span text:style-name="T2">ڤْمُحْضَرۣينَؐ </text:span><text:span text:style-name="T3">(61)</text:span><text:span text:style-name="T2"> وَيَوْمَ يُنَادِيهِمْ فَيَقُولُ أَيْنَ شُرَكَآءِيَ </text:span><text:span text:style-name="T5">۰</text:span><text:span text:style-name="T2">لذِيــنَ كُنتُمْ تَزْعُمُونَؐ </text:span><text:span text:style-name="T3">(62)</text:span><text:span text:style-name="T2"> ® قَالَ </text:span><text:span text:style-name="T5">۰</text:span><text:span text:style-name="T2">لذِيــنَ حَقَّ عَلَيْهِمُ </text:span><text:span text:style-name="T5">۴</text:span><text:span text:style-name="T2">لْقَوْلُ رَبَّنَا هَـٰٓؤُلآَءِ </text:span><text:span text:style-name="T5">۱</text:span><text:span text:style-name="T2">لذِيــنَ أَغْوَيْنَآ أَغْوَيْنَـٰهُمْ كَمَا غَوَيْنَاؐ تَبَرَّأْنَآ إِلَيْــكَؐ مَا كَانُوٓاْ إِيَّانَا يَعْبُدُونَؐ </text:span><text:span text:style-name="T3">(63)</text:span><text:span text:style-name="T2"> وَقِيــلَ </text:span><text:span text:style-name="T5">۸</text:span><text:span text:style-name="T2">دْعُواْ شُرَكَآءَكُمْ فَدَعَوْهُمْ فَلَمْ يَسْتَجِيبُواْ لَهُمْ وَرَأَوُاْ </text:span><text:span text:style-name="T5">۴</text:span><text:span text:style-name="T2">لْعَذَابَ لَوَ اَنَّهُمْ كَانُواْ يَهْتَدُونَؐ </text:span><text:span text:style-name="T3">(64)</text:span><text:span text:style-name="T2"> وَيَوْمَ يُنَادِيهِمْ فَيَقُولُ مَاذَآ أَجَبْتُمُ </text:span><text:span text:style-name="T5">۴</text:span><text:span text:style-name="T2">لْمُرْسَلِينَؐ </text:span><text:span text:style-name="T3">(65)</text:span><text:span text:style-name="T2"> فَعَمِيَــتْ عَلَيْهِمُ </text:span><text:span text:style-name="T5">۴</text:span><text:span text:style-name="T2">لاَنۢبَآءُ يَوْمَئِذٍ فَهُمْ لاَ يَتَسَآءَلُونَؐ </text:span><text:span text:style-name="T3">(66)</text:span><text:span text:style-name="T2"> فَأَمَّا مَــن تَابَ وَءَامَنَ وَعَمِــلَ صَـٰڤِحاً فَعَسۭيٰٓ أَنْ يَّكُونَ مِــنَ </text:span><text:span text:style-name="T5">۰</text:span><text:span text:style-name="T2">ڤْمُفْڤِحِينَؐ </text:span><text:span text:style-name="T3">(67)</text:span><text:span text:style-name="T2"> وَرَبُّــكَ يَخْلُــقُ مَا يَشَآءُ وَيَخْتَارُؐ مَا كَانَ لَهُمُ </text:span><text:span text:style-name="T5">۴</text:span><text:span text:style-name="T2">لْخِيَرَةُؐ سُبْحَـٰــنَ </text:span><text:span text:style-name="T5">۰</text:span><text:span text:style-name="T2">للَّهِ وَتَعَـٰلۭــيٰ عَمَّا يُشْرۣكُونَؐ </text:span><text:span text:style-name="T3">(68)</text:span><text:span text:style-name="T2"> وَرَبُّــكَ يَعْلَمُ مَا تُكِــنُّ صُدُورُهُمْ وَمَا يُعْلِنُونَؐ </text:span><text:span text:style-name="T3">(69)</text:span><text:span text:style-name="T2"> وَهُوَ </text:span><text:span text:style-name="T5">۰</text:span><text:span text:style-name="T2">للَّهُ لآَ إِچَهَ إِلاَّ هُوَؐ لَهُ </text:span><text:span text:style-name="T5">۴</text:span><text:span text:style-name="T2">لْحَمْدُ فِى </text:span><text:span text:style-name="T5">۱</text:span><text:span text:style-name="T2">لاُولۭيٰ وَالاَخِرَةِؐ وَلَهُ </text:span><text:span text:style-name="T5">۴</text:span><text:span text:style-name="T2">لْحُكْمُؐ وَإِلَيْهِ تُرْجَعُونَؐ </text:span><text:span text:style-name="T3">(70)</text:span><text:span text:style-name="T2"> قُلَ اَرَ×يْتُمُ; إِن جَعَــلَ </text:span><text:span text:style-name="T5">۰</text:span><text:span text:style-name="T2">للَّهُ عَلَيْكُمُ </text:span><text:span text:style-name="T5">۴</text:span><text:span text:style-name="T2">ليْلَ سَرْمَداٗ اِلَيٰ يَوْمِ </text:span><text:span text:style-name="T5">۱</text:span><text:span text:style-name="T2">لْقِيَـٰمَةِ مَنِ اِچَه٘ غَيْرُ </text:span><text:span text:style-name="T5">۴</text:span><text:span text:style-name="T2">للَّهِ يَاتِيكُم بِضِيَآءٖؐ اَفَلاَ تَسْمَعُونَؐ </text:span><text:span text:style-name="T3">(71)</text:span><text:span text:style-name="T2"> قُلَ اَرَ×يْتُمُ; إِن جَعَــلَ </text:span><text:span text:style-name="T5">۰</text:span><text:span text:style-name="T2">للَّهُ عَلَيْكُمُ </text:span><text:span text:style-name="T5">۴</text:span><text:span text:style-name="T2">لنَّهَارَ سَرْمَداٗ اِلَيٰ يَوْمِ </text:span><text:span text:style-name="T5">۱</text:span><text:span text:style-name="T2">لْقِيَـٰمَةِ مَـنِ اِچَه٘ غَيْرُ </text:span><text:span text:style-name="T5">۴</text:span><text:span text:style-name="T2">للَّهِ يَاتِيكُم بِلَيْــلٍ تَسْكُنُونَ فِيهِؐ أَفَلاَ تُبْصِرُونَؐ </text:span><text:span text:style-name="T3">(72)</text:span><text:span text:style-name="T2"> وَمِن رَّحْمَتِهِ” جَعَــلَ لَكُمُ </text:span><text:span text:style-name="T5">۴</text:span><text:span text:style-name="T2">ليْلَ وَالنَّهَارَ لِتَسْكُنُواْ فِيهِ وَلِتَبْتَغُواْ مِن فَضْلِهِ” وَلَعَلَّكُمْ تَشْكُرُونَؐ </text:span><text:span text:style-name="T3">(73)</text:span><text:span text:style-name="T2"> وَيَوْمَ يُنَادِيهِمْ </text:span><text:soft-page-break/><text:span text:style-name="T2">فَيَقُولُ أَيْنَ شُرَكَآءِيَ </text:span><text:span text:style-name="T5">۰</text:span><text:span text:style-name="T2">لذِيــنَ كُنتُمْ تَزْعُمُونَؐ </text:span><text:span text:style-name="T3">(74)</text:span><text:span text:style-name="T2"> وَنَزَعْنَا مِــن كُــلّۣ ٱُمَّةٍ شَهِيداً فَقُلْنَا هَاتُواْ بُرْهَـٰنَكُمْ فَعَلِمُوٓاْ أَنَّ </text:span><text:span text:style-name="T5">۰</text:span><text:span text:style-name="T2">لْحَـقَّ لِلهِ وَضَــلَّ عَنْهُم مَّا كَانُواْ يَفْتَرُونَؐ </text:span><text:span text:style-name="T3">(75)</text:span><text:span text:style-name="T2"> © إِنَّ قَارُونَ كَانَ مِن قَوْمِ مُوسۭيٰ فَبَغۭــيٰ عَلَيْهِمْؐ وَءَاتَيْنَـٰهُ مِــنَ </text:span><text:span text:style-name="T5">۰</text:span><text:span text:style-name="T2">لْكُنُوزۣ مَآ إِنَّ مَفَاتِحَهُ„ لَتَنُوٓٱُ بِالْعُصْبَةِ ٱُوْلِى </text:span><text:span text:style-name="T5">۱</text:span><text:span text:style-name="T2">لْقُوَّةِؐ إِذْ قَالَ لَهُ„ قَوْمُهُ„ لاَ تَفْرَحِ اِنَّ </text:span><text:span text:style-name="T5">۰</text:span><text:span text:style-name="T2">للَّهَ لاَ يُحِــبُّ </text:span><text:span text:style-name="T5">۴</text:span><text:span text:style-name="T2">لْفَرۣحِينَؐ </text:span><text:span text:style-name="T3">(76)</text:span><text:span text:style-name="T2"> وَابْتَغِ فِيمَآ ءَاتۭيٰكَ </text:span><text:span text:style-name="T5">۰</text:span><text:span text:style-name="T2">للَّهُ </text:span><text:span text:style-name="T5">۴</text:span><text:span text:style-name="T2">لدَّارَ </text:span><text:span text:style-name="T5">۰</text:span><text:span text:style-name="T2">لاَخِرَةَؐ وَلاَ تَنسَ نَصِيبَــكَ مِــنَ </text:span><text:span text:style-name="T5">۰</text:span><text:span text:style-name="T2">لدُّنْيۭاؐ وَأَحْسِــن كَمَآ أَحْسَــنَ </text:span><text:span text:style-name="T5">۰</text:span><text:span text:style-name="T2">للَّهُ إِلَيْــكَؐ وَلاَ تَبْغِ </text:span><text:span text:style-name="T5">۱</text:span><text:span text:style-name="T2">لْفَسَادَ فِى </text:span><text:span text:style-name="T5">۱</text:span><text:span text:style-name="T2">لاَرْضِؐ إِنَّ </text:span><text:span text:style-name="T5">۰</text:span><text:span text:style-name="T2">للَّهَ لاَ يُحِــبُّ </text:span><text:span text:style-name="T5">۴</text:span><text:span text:style-name="T2">لْمُفْسِدِينَؐ </text:span><text:span text:style-name="T3">(77) </text:span><text:span text:style-name="T2">قَالَ إِنَّمَآ ٱُوتِيتُهُ„ عَلَيٰ عِلْمٖ عِندِيَؐ أَوَلَمْ يَعْلَمَ اَنننَّ </text:span><text:span text:style-name="T5">۰</text:span><text:span text:style-name="T2">للَّهَ قَدَ اَهْلَكَ مِــن قَبْلِهِ” مِــنَ </text:span><text:span text:style-name="T5">۰</text:span><text:span text:style-name="T2">لْقُرُونِ مَنْ هُوَ أَشَدُّ مِنْهُ قُوَّةً وَأَكْثَرُ جَمْعاًؐ وَلاَ يُسْـَٔـــلُ عَـن ذُنُوبِهِمُ </text:span><text:span text:style-name="T5">۴</text:span><text:span text:style-name="T2">ڤْمُجْرۣمُونَؐ </text:span><text:span text:style-name="T3">(78)</text:span><text:span text:style-name="T2"> فَخَرَجَ عَلَيٰ قَوْمِهِ” فِى زۣينَتِهِؐ” قَالَ </text:span><text:span text:style-name="T5">۰</text:span><text:span text:style-name="T2">لذِينَ يُرۣيدُونَ </text:span><text:span text:style-name="T5">۰</text:span><text:span text:style-name="T2">لْحَيَوٰةَ </text:span><text:span text:style-name="T5">۰</text:span><text:span text:style-name="T2">لدُّنْيۭا يَـٰلَيْتَ لَنَا مِثْــلَ مَآ ٱُوتِــيَ قَارُونُ إِنَّهُ„ لَذُو حَظّٖ عَظِيمٍؐ </text:span><text:span text:style-name="T3">(79)</text:span><text:span text:style-name="T2"> وَقَالَ </text:span><text:span text:style-name="T5">۰</text:span><text:span text:style-name="T2">لذِينَ ٱُوتُواْ </text:span><text:span text:style-name="T5">۴</text:span><text:span text:style-name="T2">لْعِلْمَ وَيْلَكُمْ ثَوَابببُ </text:span><text:span text:style-name="T5">۴</text:span><text:span text:style-name="T2">للَّهِ خَيْرٌ لِّمَــنَ —امَنَ وَعَمِــلَ صَـٰڤِحاًؐ وَلاَ يُلَقّۭيٰهَآ إِلاَّ </text:span><text:span text:style-name="T5">۰</text:span><text:span text:style-name="T2">لصَّـٰبِرُونَؐ </text:span><text:span text:style-name="T3">(80)</text:span><text:span text:style-name="T2"> فَخَسَفْنَا بِهِ” وَبِدۭارۣهِ </text:span><text:span text:style-name="T5">۱</text:span><text:span text:style-name="T2">لاَرْضَؐ فَمَا كَانَ لَهُ„ مِن فِيؕةٍ يَنصُرُونَهُ„ مِن دُونِ </text:span><text:span text:style-name="T5">۱</text:span><text:span text:style-name="T2">للَّهِؐ وَمَا كَانَ مِــنَ </text:span><text:span text:style-name="T5">۰</text:span><text:span text:style-name="T2">لْمُنتَصِرۣينَؐ </text:span><text:span text:style-name="T3">(81)</text:span><text:span text:style-name="T2"> وَأَصْبَحَ </text:span><text:span text:style-name="T5">۰</text:span><text:span text:style-name="T2">لذِينَ تَمَنَّوْاْ مَكَانَهُ„ بِالاَمْسِ يَقُولُونَ وَيْكَأَنَّ </text:span><text:span text:style-name="T5">۰</text:span><text:span text:style-name="T2">للَّهَ يَبْسُطُ </text:span><text:span text:style-name="T5">۴</text:span><text:span text:style-name="T2">لرّۣزْقَ لِمَنْ يَّشَآءُ مِنْ عِبَادِهِ” وَيَقْدِرُؐ لَوْلآَ أَن مَّــنَّ </text:span><text:span text:style-name="T5">۰</text:span><text:span text:style-name="T2">للَّهُ عَلَيْنَا لَخُسِفَ بِنَاؐ وَيْكَأَنَّهُ„ لاَ يُفْلِحُ </text:span><text:span text:style-name="T5">۴</text:span><text:span text:style-name="T2">لْكَـٰفِرُونَؐ </text:span><text:span text:style-name="T3">(82)</text:span><text:span text:style-name="T2"> ® تِلْكَ </text:span><text:span text:style-name="T5">۰</text:span><text:span text:style-name="T2">لدَّارُ </text:span><text:span text:style-name="T5">۴</text:span><text:span text:style-name="T2">لاَخِرَةُ نَجْعَلُهَا لِلذِيــنَ لاَ يُرۣيدُونَ عُلُوّاً فِى </text:span><text:span text:style-name="T5">۱</text:span><text:span text:style-name="T2">لاَرْضِ وَلاَ فَسَاداًؐ وَالْعَـٰقِبَةُ لِلْمُتَّقِينَؐ </text:span><text:span text:style-name="T3">(83)</text:span><text:span text:style-name="T2"> مَن جَآءَ بِالْحَسَنَةِ فَلَهُ„ خَيْرٌ مِّنْهَاؐ </text:span><text:soft-page-break/><text:span text:style-name="T2">وَمَن جَآءَ بِالسَّيِّيؕةِ فَلاَ يُجْزَي </text:span><text:span text:style-name="T5">۰</text:span><text:span text:style-name="T2">لذِيــنَ عَمِلُواْ </text:span><text:span text:style-name="T5">۴</text:span><text:span text:style-name="T2">لسَّيِّـَٔاتِ إِلاَّ مَا كَانُواْ يَعْمَلُونَؐ </text:span><text:span text:style-name="T3">(84)</text:span><text:span text:style-name="T2"> إِنَّ </text:span><text:span text:style-name="T5">۰ﻟ﮲</text:span><text:span text:style-name="T2"> فَرَضضضَ عَلَيْــكَ </text:span><text:span text:style-name="T5">۰</text:span><text:span text:style-name="T2">لْقُرْءَانَ لَرَآدُّكَ إِلَــيٰ مَعَادٍؐ قُل رَّبِّــيَ أَعْلَمُ مَن جَآءَ بِالْهُدۭيٰ وَمَنْ هُوَ فِى ضَچَلٍ مُّبِينٍؐ </text:span><text:span text:style-name="T3">(85)</text:span><text:span text:style-name="T2"> وَمَا كُنــتَ تَرْجُوٓاْ أَنْ يُّلْقۭيٰٓ إِلَيْكَ </text:span><text:span text:style-name="T5">۰</text:span><text:span text:style-name="T2">لْكِتَـٰــبُ إِلاَّ رَحْمَةً مِّن رَّبِّكَؐ فَلاَ تَكُونَــنَّ ظَهِيراً لِّلْكۭـٰفِرۣينَؐ </text:span><text:span text:style-name="T3">(86)</text:span><text:span text:style-name="T2"> وَلاَ يَصُدُّنَّكَ عَــنَ —ايَـٰتِ </text:span><text:span text:style-name="T5">۱</text:span><text:span text:style-name="T2">للَّهِ بَعْدَ إِذُ </text:span><text:span text:style-name="T5">۷</text:span><text:span text:style-name="T2">نزۣلَتِ اِلَيْكَؐ وَادْعُ إِلَيٰ رَبِّكَؐ وَلاَ تَكُونَـنَّ مِنَ </text:span><text:span text:style-name="T5">۰</text:span><text:span text:style-name="T2">لْمُشْرۣكِينَؐ </text:span><text:span text:style-name="T3">(87)</text:span><text:span text:style-name="T2"> وَلاَ تَدْعُ مَعَ </text:span><text:span text:style-name="T5">۰</text:span><text:span text:style-name="T2">للَّهِ إِچَهاٗ —اخَرَؐ لآَ إِچَهَ إِلاَّ هُوَؐ كُلُّ شَيْءٖ هَالِك٘ اِلاَّ وَجْهَهُؐ, لَهُ </text:span><text:span text:style-name="T5">۴</text:span><text:span text:style-name="T2">لْحُكْمُؐ وَإِلَيْهِ تُرْجَعُونَ </text:span><text:span text:style-name="T3">(88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3:25.934921692</meta:creation-date>
    <dc:date>2025-03-05T11:20:45.501658699</dc:date>
    <meta:editing-duration>PT1M54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8" meta:paragraph-count="2" meta:word-count="1533" meta:character-count="8299" meta:non-whitespace-character-count="6767"/>
  </office:meta>
</office:document-meta>
</file>